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35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Richard Kalibbala</text:p>
          </table:table-cell>
          <table:covered-table-cell table:number-columns-repeated="5" table:style-name="ce75"/>
          <table:table-cell table:style-name="ce75"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8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8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8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data to untitled fil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all saved data to displa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data to user desir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ll credits and about for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8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8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8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22:52:25.39979091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5T22:58:52.024211108</dc:date>
    <meta:editing-cycles>199</meta:editing-cycles>
    <meta:editing-duration>P5DT19H49M58S</meta:editing-duration>
    <meta:generator>LibreOffice/6.4.4.2$Linux_X86_64 LibreOffice_project/40$Build-2</meta:generator>
    <meta:document-statistic meta:table-count="7" meta:cell-count="1148"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